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016 Green Jewel 50K Race Report: Coke helped a lot.</text:p>
      <text:p text:style-name="Standard"/>
      <text:p text:style-name="Standard">First some background info on drinking Coke during an ultra. <text:s/>About 50 years ago when I was running in the New Jersey/New York area I met marathon and ultramarathon runner John Garlepp. <text:a xlink:type="simple" xlink:href="http://more.arrs.net/runner/-644" text:style-name="Internet_20_link" text:visited-style-name="Visited_20_Internet_20_Link">http://more.arrs.net/runner/-644</text:a>. <text:s/>John often told me about the long runs he was doing. </text:p>
      <text:p text:style-name="Standard"/>
      <text:p text:style-name="Standard">On Saturday March 5, Tim Dunn and I ran the Green Jewel 50K in Cleveland Metroparks. <text:s/>It was Tim's first ultra. <text:s/>The course is on a bike trail that goes through the beautiful park system from Rocky River to Brecksville. <text:s/>The elevation increases slightly and somewhat consistently for the first 23 miles, and then increases more quickly until mile 27. <text:s/>The last 3 miles are downhill.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07T11:43:31.89</meta:creation-date>
    <meta:generator>OpenOffice/4.1.0$Win32 OpenOffice.org_project/410m18$Build-9764</meta:generator>
    <meta:document-statistic meta:table-count="0" meta:image-count="0" meta:object-count="0" meta:page-count="1" meta:paragraph-count="3" meta:word-count="120" meta:character-count="711"/>
    <dc:date>2016-03-07T12:32:47.73</dc:date>
    <dc:creator>James Lombardi</dc:creator>
    <meta:editing-duration>PT47M3S</meta:editing-duration>
    <meta:editing-cycles>1</meta:editing-cycles>
  </office:meta>
</office:document-meta>
</file>